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P28" style:parent-style-name="Normal" style:list-style-name="LFO1" style:family="paragraph"/>
    <style:style style:name="P29" style:parent-style-name="Normal" style:list-style-name="LFO1" style:family="paragraph"/>
    <style:style style:name="P30" style:parent-style-name="Normal" style:list-style-name="LFO1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1" style:family="paragraph"/>
    <style:style style:name="P33" style:parent-style-name="Normal" style:list-style-name="LFO1" style:family="paragraph"/>
    <style:style style:name="P34" style:parent-style-name="Normal" style:list-style-name="LFO1" style:family="paragraph"/>
    <style:style style:name="P35" style:parent-style-name="Normal" style:list-style-name="LFO1" style:family="paragraph"/>
    <style:style style:name="P36" style:parent-style-name="Normal" style:list-style-name="LFO1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1" style:family="paragraph"/>
    <style:style style:name="P39" style:parent-style-name="Normal" style:list-style-name="LFO1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2" style:family="paragraph"/>
    <style:style style:name="P44" style:parent-style-name="Normal" style:list-style-name="LFO2" style:family="paragraph"/>
    <style:style style:name="P45" style:parent-style-name="Normal" style:list-style-name="LFO2" style:family="paragraph"/>
    <style:style style:name="T4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Subject:</text:span><text:span text:style-name="T3"><text:s/>Overview of Potential F&amp;I Product Offerings</text:span></text:p>
      <text:p text:style-name="Normal">I appreciate the opportunity to provide you with an overview of the Finance and Insurance (F&amp;I) products that we can offer to customers during vehicle purchases. The aim is to enhance our customers' experience and provide them with tailored solutions to meet their needs.</text:p>
      <text:p text:style-name="Normal"><text:span text:style-name="T4">Categories and Offerings:</text:span></text:p>
      <text:list text:style-name="LFO1" text:continue-numbering="true">
        <text:list-item>
          <text:p text:style-name="P5"><text:span text:style-name="T6">Warranty and Protection:</text:span></text:p>
          <text:list text:continue-numbering="true">
            <text:list-item>
              <text:p text:style-name="P7">Extended Warranty / Vehicle Service Contract</text:p>
            </text:list-item>
            <text:list-item>
              <text:p text:style-name="P8">GAP Insurance</text:p>
            </text:list-item>
            <text:list-item>
              <text:p text:style-name="P9">Lease-End Protection</text:p>
            </text:list-item>
            <text:list-item>
              <text:p text:style-name="P10">Theft Protection</text:p>
            </text:list-item>
            <text:list-item>
              <text:p text:style-name="P11">Tire &amp; Wheel Protection</text:p>
            </text:list-item>
            <text:list-item>
              <text:p text:style-name="P12">Dent &amp; Ding Protection</text:p>
            </text:list-item>
            <text:list-item>
              <text:p text:style-name="P13">Key Replacement</text:p>
            </text:list-item>
            <text:list-item>
              <text:p text:style-name="P14">Windshield Protection</text:p>
            </text:list-item>
          </text:list>
        </text:list-item>
        <text:list-item>
          <text:p text:style-name="P15"><text:span text:style-name="T16">Maintenance and Care:</text:span></text:p>
          <text:list text:continue-numbering="true">
            <text:list-item>
              <text:p text:style-name="P17">Prepaid Maintenance Plan</text:p>
            </text:list-item>
            <text:list-item>
              <text:p text:style-name="P18">Appearance Protection</text:p>
            </text:list-item>
            <text:list-item>
              <text:p text:style-name="P19">Eco-Friendly Vehicle Protection</text:p>
            </text:list-item>
            <text:list-item>
              <text:p text:style-name="P20">VIN Etching Protection</text:p>
            </text:list-item>
          </text:list>
        </text:list-item>
        <text:list-item>
          <text:p text:style-name="P21"><text:span text:style-name="T22">Financial Security:</text:span></text:p>
          <text:list text:continue-numbering="true">
            <text:list-item>
              <text:p text:style-name="P23">Credit Life and Disability Insurance</text:p>
            </text:list-item>
            <text:list-item>
              <text:p text:style-name="P24">Loan Protection</text:p>
            </text:list-item>
          </text:list>
        </text:list-item>
        <text:list-item>
          <text:p text:style-name="P25"><text:span text:style-name="T26">Convenience and Assistance:</text:span></text:p>
          <text:list text:continue-numbering="true">
            <text:list-item>
              <text:p text:style-name="P27">Roadside Assistance Coverage</text:p>
            </text:list-item>
            <text:list-item>
              <text:p text:style-name="P28">Rental Car Reimbursement Coverage</text:p>
            </text:list-item>
            <text:list-item>
              <text:p text:style-name="P29">Stolen Vehicle Tracking and Recovery System</text:p>
            </text:list-item>
          </text:list>
        </text:list-item>
        <text:list-item>
          <text:p text:style-name="P30"><text:span text:style-name="T31">Customization and Tech:</text:span></text:p>
          <text:list text:continue-numbering="true">
            <text:list-item>
              <text:p text:style-name="P32">Appearance Packages</text:p>
            </text:list-item>
            <text:list-item>
              <text:p text:style-name="P33">Technology Protection Plans</text:p>
            </text:list-item>
            <text:list-item>
              <text:p text:style-name="P34">Vehicle History Reports</text:p>
            </text:list-item>
            <text:list-item>
              <text:p text:style-name="P35">Automotive Accessories Packages</text:p>
            </text:list-item>
          </text:list>
        </text:list-item>
        <text:list-item>
          <text:p text:style-name="P36"><text:span text:style-name="T37">Used Vehicles:</text:span></text:p>
          <text:list text:continue-numbering="true">
            <text:list-item>
              <text:p text:style-name="P38">Service Contracts for Used Cars</text:p>
            </text:list-item>
          </text:list>
        </text:list-item>
        <text:list-item>
          <text:p text:style-name="P39"><text:span text:style-name="T40">Lease-specific:</text:span></text:p>
          <text:list text:continue-numbering="true">
            <text:list-item>
              <text:p text:style-name="P41">Lease Wear and Tear Protection</text:p>
            </text:list-item>
          </text:list>
        </text:list-item>
      </text:list>
      <text:p text:style-name="Normal"><text:span text:style-name="T42">Key Points:</text:span></text:p>
      <text:list text:style-name="LFO2" text:continue-numbering="true">
        <text:list-item>
          <text:p text:style-name="P43">Each category offers distinct benefits and value to our customers, addressing their various concerns and needs.</text:p>
        </text:list-item>
        <text:list-item>
          <text:p text:style-name="P44">Availability of these products may vary depending on dealership policies and specific transactions.</text:p>
        </text:list-item>
        <text:list-item>
          <text:p text:style-name="P45">Offering a diverse range of options improves customer satisfaction and loyalty by catering to individual preferences.</text:p>
        </text:list-item>
      </text:list>
      <text:p text:style-name="Normal"><text:span text:style-name="T46">Conclusion:</text:span><text:s/>In conclusion, these F&amp;I product categories open avenues to enhance our customers' experience and satisfaction. By providing a variety of options, we empower our customers to make informed decisions that align with their need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brahim Puri</meta:initial-creator>
    <dc:creator>Ibrahim Puri</dc:creator>
    <meta:creation-date>2023-08-31T21:13:00Z</meta:creation-date>
    <dc:date>2023-08-31T21:14:00Z</dc:date>
    <meta:template xlink:href="Normal" xlink:type="simple"/>
    <meta:editing-cycles>1</meta:editing-cycles>
    <meta:editing-duration>PT60S</meta:editing-duration>
    <meta:document-statistic meta:page-count="2" meta:paragraph-count="3" meta:word-count="252" meta:character-count="1691" meta:row-count="12" meta:non-whitespace-character-count="1442"/>
  </office:meta>
</office:document-meta>
</file>